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88mm"/>
    </style:style>
    <style:style style:name="co2" style:family="table-column">
      <style:table-column-properties fo:break-before="auto" style:column-width="7.81mm"/>
    </style:style>
    <style:style style:name="co3" style:family="table-column">
      <style:table-column-properties fo:break-before="auto" style:column-width="8.5mm"/>
    </style:style>
    <style:style style:name="co4" style:family="table-column">
      <style:table-column-properties fo:break-before="auto" style:column-width="11.25mm"/>
    </style:style>
    <style:style style:name="co5" style:family="table-column">
      <style:table-column-properties fo:break-before="auto" style:column-width="120.17mm"/>
    </style:style>
    <style:style style:name="co6" style:family="table-column">
      <style:table-column-properties fo:break-before="auto" style:column-width="11.57mm"/>
    </style:style>
    <style:style style:name="co7" style:family="table-column">
      <style:table-column-properties fo:break-before="auto" style:column-width="14.62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45.74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66.3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3.7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21.06mm" fo:break-before="auto" style:use-optimal-row-height="false"/>
    </style:style>
    <style:style style:name="ro7" style:family="table-row">
      <style:table-row-properties style:row-height="14.2mm" fo:break-before="auto" style:use-optimal-row-height="false"/>
    </style:style>
    <style:style style:name="ro8" style:family="table-row">
      <style:table-row-properties style:row-height="11.5mm" fo:break-before="auto" style:use-optimal-row-height="false"/>
    </style:style>
    <style:style style:name="ro9" style:family="table-row">
      <style:table-row-properties style:row-height="15.06mm" fo:break-before="auto" style:use-optimal-row-height="false"/>
    </style:style>
    <style:style style:name="ro10" style:family="table-row">
      <style:table-row-properties style:row-height="12.36mm" fo:break-before="auto" style:use-optimal-row-height="false"/>
    </style:style>
    <style:style style:name="ro11" style:family="table-row">
      <style:table-row-properties style:row-height="12.19mm" fo:break-before="auto" style:use-optimal-row-height="false"/>
    </style:style>
    <style:style style:name="ro12" style:family="table-row">
      <style:table-row-properties style:row-height="16.51mm" fo:break-before="auto" style:use-optimal-row-height="false"/>
    </style:style>
    <style:style style:name="ro13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7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/>
    </style:style>
    <style:style style:name="ce13" style:family="table-cell" style:parent-style-name="Default">
      <style:table-cell-properties fo:background-color="#b4c7dc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fo:background-color="#ffffff" fo:wrap-option="no-wrap"/>
    </style:style>
    <style:style style:name="gr1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4.56mm" fo:min-width="77.7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7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69mm" fo:min-width="116.9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8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Default">
      <style:graphic-properties loext:decorative="false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hyphenate="false"/>
    </style:style>
    <style:style style:name="P5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8pt" style:language-asian="zh" style:country-asian="CN" style:font-style-asian="normal" style:font-weight-asian="normal" style:font-family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OMS-Cockpi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379.34mm" svg:y1="207.84mm" svg:x2="423.9mm" svg:y2="137.09mm" draw:start-shape="id1" draw:start-glue-point="7" draw:end-shape="id2" draw:end-glue-point="6" svg:d="M37934 20784h4456v-7075" svg:viewBox="0 0 4457 7076">
            <text:p/>
          </draw:connector>
          <draw:custom-shape draw:z-index="1" draw:name="LOAD_CONSOLES_METADATA" draw:style-name="gr2" draw:text-style-name="P3" xml:id="id1" draw:id="id1" svg:width="112.66mm" svg:height="19.5mm" svg:x="266.68mm" svg:y="198.09mm">
            <text:p text:style-name="P2"><text:span text:style-name="T1">%ROOT%/RomsDB/</text:span></text:p>
            <text:p text:style-name="P2"><text:span text:style-name="T2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" draw:style-name="gr3" draw:text-style-name="P3" xml:id="id2" draw:id="id2" svg:width="82.78mm" svg:height="27.06mm" svg:x="382.51mm" svg:y="110.03mm">
            <text:p text:style-name="P2"><text:span text:style-name="T1">%ROOT%/RomsDB/DB/</text:span></text:p>
            <text:p text:style-name="P2"><text:span text:style-name="T3">RetroRoms.db</text:span></text:p>
            <text:p text:style-name="P4"><text:span text:style-name="T4">sqlitebrowser /media/pi/ROM_EXTRA/RomsDB/DB/RetroRoms.d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3" draw:name="LOAD_CONSOLES_METADATA 1" draw:style-name="gr4" draw:text-style-name="P5" svg:width="68.36mm" svg:height="19.5mm" svg:x="436.78mm" svg:y="142.25mm">
            <text:p text:style-name="P2"><text:span text:style-name="T1">%ROOT%/RomsDB/</text:span><text:span text:style-name="T1"><text:line-break/></text:span><text:span text:style-name="T3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2" draw:style-name="gr1" draw:text-style-name="P1" svg:x1="380.43mm" svg:y1="248.11mm" svg:x2="431.59mm" svg:y2="262.78mm" draw:start-shape="id3" draw:start-glue-point="7" draw:end-shape="id4" draw:end-glue-point="0" svg:d="M38043 24811h5116v1467" svg:viewBox="0 0 5117 1468">
            <text:p/>
          </draw:connector>
          <draw:custom-shape draw:z-index="5" draw:name="LOAD_CONSOLES_METADATA 3" draw:style-name="gr2" draw:text-style-name="P3" xml:id="id3" draw:id="id3" svg:width="112.66mm" svg:height="19.5mm" svg:x="267.77mm" svg:y="238.36mm">
            <text:p text:style-name="P2"><text:span text:style-name="T1">%ROOT%/RomsDB/</text:span></text:p>
            <text:p text:style-name="P2"><text:span text:style-name="T2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1" draw:style-name="gr5" draw:text-style-name="P6" svg:width="123.21mm" svg:height="15.46mm" svg:x="356.56mm" svg:y="89.06mm">
            <text:p text:style-name="P2"><text:span text:style-name="T1">%ROOT%/RomsDB/</text:span><text:span text:style-name="T1"><text:line-break/></text:span><text:span text:style-name="T5">/home/pi/Documents/Projects_DIY/2024-ROMS-DB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1" draw:style-name="gr6" draw:text-style-name="P6" xml:id="id5" draw:id="id5" svg:width="65.52mm" svg:height="15.46mm" svg:x="249.43mm" svg:y="147.42mm">
            <text:p text:style-name="P2"><text:span text:style-name="T5">/home/pi/ROMS_EXTRA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2" draw:style-name="gr7" draw:text-style-name="P6" xml:id="id4" draw:id="id4" svg:width="81.94mm" svg:height="23.41mm" svg:x="390.62mm" svg:y="262.78mm">
            <text:p text:style-name="P2"><text:span text:style-name="T6">%ROOT_DB%/</text:span><text:span text:style-name="T6"><text:line-break/></text:span><text:span text:style-name="T7">ROM_DB_PY/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0" draw:name="Control 3" draw:style-name="gr8" draw:text-style-name="P7" svg:width="33.96mm" svg:height="7.82mm" svg:x="128.23mm" svg:y="2.04mm" draw:control="control1"/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</table:table-row>
        <table:table-row table:style-name="ro2">
          <table:table-cell table:style-name="ce17" office:value-type="string" calcext:value-type="string">
            <text:p>COMMAND LINES</text:p>
          </table:table-cell>
          <table:table-cell table:style-name="ce13" table:number-columns-repeated="16"/>
        </table:table-row>
        <table:table-row table:style-name="ro2">
          <table:table-cell table:style-name="ce19" office:value-type="string" calcext:value-type="string">
            <text:p>Load_XML_All_Consoles</text:p>
          </table:table-cell>
          <table:table-cell table:style-name="ce13" table:number-columns-repeated="3"/>
          <table:table-cell table:style-name="ce13" table:formula="of:=+[.E15]&amp;&quot; &quot;&amp;[.E39]&amp;&quot; &quot;&amp;[.E67]" office:value-type="string" office:string-value="/home/pi/Documents/Projects_DIY/2024-ROMS-DB/ROM_DB_PY/Load_XML_All_Consoles.py 10111000X 000000000000000000000000001X" calcext:value-type="string">
            <text:p>/home/pi/Documents/Projects_DIY/2024-ROMS-DB/ROM_DB_PY/Load_XML_All_Consoles.py 10111000X 000000000000000000000000001X</text:p>
          </table:table-cell>
          <table:table-cell table:style-name="ce13" table:number-columns-repeated="12"/>
        </table:table-row>
        <table:table-row table:style-name="ro2">
          <table:table-cell table:style-name="ce13" table:number-columns-repeated="17"/>
        </table:table-row>
        <table:table-row table:style-name="ro2">
          <table:table-cell table:style-name="ce19" office:value-type="string" calcext:value-type="string">
            <text:p>Open Explorer at new gameslist</text:p>
          </table:table-cell>
          <table:table-cell table:style-name="ce13" table:number-columns-repeated="3"/>
          <table:table-cell table:style-name="ce13" table:formula="of:=&quot;thunar &quot; &amp;[.E16]" office:value-type="string" office:string-value="thunar /home/pi/Documents/Projects_DIY/2024-ROMS-DB/ROM_DB_PY/gameslists" calcext:value-type="string">
            <text:p>thunar /home/pi/Documents/Projects_DIY/2024-ROMS-DB/ROM_DB_PY/gameslists</text:p>
          </table:table-cell>
          <table:table-cell table:style-name="ce13" table:number-columns-repeated="12"/>
        </table:table-row>
        <table:table-row table:style-name="ro2">
          <table:table-cell table:style-name="ce15" office:value-type="string" calcext:value-type="string">
            <text:p>Open Explorer at gameslist</text:p>
          </table:table-cell>
          <table:table-cell table:style-name="ce13" table:number-columns-repeated="3"/>
          <table:table-cell table:style-name="ce13" table:formula="of:=&quot;thunar &quot; &amp; RNG_ROOT_USB" office:value-type="string" office:string-value="thunar /media/pi/ROM_EXTRA/" calcext:value-type="string">
            <text:p>thunar /media/pi/ROM_EXTRA/</text:p>
          </table:table-cell>
          <table:table-cell table:style-name="ce13" table:number-columns-repeated="12"/>
        </table:table-row>
        <table:table-row table:style-name="ro3">
          <table:table-cell table:style-name="ce11" table:number-columns-repeated="14"/>
          <table:table-cell table:style-name="ce13" table:number-columns-repeated="3"/>
        </table:table-row>
        <table:table-row table:style-name="ro2" table:number-rows-repeated="5">
          <table:table-cell table:style-name="ce15"/>
          <table:table-cell table:style-name="ce13" table:number-columns-repeated="16"/>
        </table:table-row>
        <table:table-row table:style-name="ro2">
          <table:table-cell table:style-name="ce17" office:value-type="string" calcext:value-type="string">
            <text:p>Path File</text:p>
          </table:table-cell>
          <table:table-cell table:style-name="ce13" table:number-columns-repeated="16"/>
        </table:table-row>
        <table:table-row table:style-name="ro2">
          <table:table-cell table:style-name="ce4" office:value-type="string" calcext:value-type="string">
            <text:p>RetroRoms.db</text:p>
          </table:table-cell>
          <table:table-cell table:style-name="ce13" table:number-columns-repeated="3"/>
          <table:table-cell table:style-name="ce13" table:formula="of:=[.E24]&amp;&quot;/RomsDB/DB/RetroRoms.db&quot;" office:value-type="string" office:string-value="/home/pi/Documents/Projects_DIY/2024-ROMS-DB/ROM_DB_PY/RomsDB/DB/RetroRoms.db" calcext:value-type="string">
            <text:p>/home/pi/Documents/Projects_DIY/2024-ROMS-DB/ROM_DB_PY/RomsDB/DB/RetroRoms.db</text:p>
          </table:table-cell>
          <table:table-cell table:style-name="ce13" table:number-columns-repeated="12"/>
        </table:table-row>
        <table:table-row table:style-name="ro2">
          <table:table-cell table:style-name="ce4" office:value-type="string" calcext:value-type="string">
            <text:p>Load_XML_All_Consoles.py</text:p>
          </table:table-cell>
          <table:table-cell table:style-name="ce13" table:number-columns-repeated="3"/>
          <table:table-cell table:style-name="ce13" table:formula="of:=+[.E24]&amp;&quot;/&quot;&amp;[.A15]" office:value-type="string" office:string-value="/home/pi/Documents/Projects_DIY/2024-ROMS-DB/ROM_DB_PY/Load_XML_All_Consoles.py" calcext:value-type="string">
            <text:p>/home/pi/Documents/Projects_DIY/2024-ROMS-DB/ROM_DB_PY/Load_XML_All_Consoles.py</text:p>
          </table:table-cell>
          <table:table-cell table:style-name="ce13" table:number-columns-repeated="12"/>
        </table:table-row>
        <table:table-row table:style-name="ro2">
          <table:table-cell table:style-name="ce4" office:value-type="string" calcext:value-type="string">
            <text:p>New game lists</text:p>
          </table:table-cell>
          <table:table-cell table:style-name="ce13" table:number-columns-repeated="3"/>
          <table:table-cell table:style-name="ce13" office:value-type="string" calcext:value-type="string">
            <text:p>/home/pi/Documents/Projects_DIY/2024-ROMS-DB/ROM_DB_PY/gameslists</text:p>
          </table:table-cell>
          <table:table-cell table:style-name="ce13" table:number-columns-repeated="12"/>
        </table:table-row>
        <table:table-row table:style-name="ro2" table:number-rows-repeated="4">
          <table:table-cell table:style-name="ce13" table:number-columns-repeated="17"/>
        </table:table-row>
        <table:table-row table:style-name="ro2">
          <table:table-cell table:style-name="ce17"/>
          <table:table-cell table:style-name="ce13" table:number-columns-repeated="16"/>
        </table:table-row>
        <table:table-row table:style-name="ro2">
          <table:table-cell table:style-name="ce17" office:value-type="string" calcext:value-type="string">
            <text:p>PATHS</text:p>
          </table:table-cell>
          <table:table-cell table:style-name="ce13" table:number-columns-repeated="16"/>
        </table:table-row>
        <table:table-row-group>
          <table:table-row table:style-name="ro2">
            <table:table-cell table:style-name="ce4" office:value-type="string" calcext:value-type="string">
              <text:p>%ROOT_GAMES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home/pi/ROMS_EXTRA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%ROOT_DB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home/pi/Documents/Projects_DIY/2024-ROMS-DB/ROM_DB_PY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%ROOT_USB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media/pi/ROM_EXTRA/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%screanshots&amp;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opt/retropie/configs/all/retroarch/screenshots/</text:p>
            </table:table-cell>
            <table:table-cell table:style-name="ce13" table:number-columns-repeated="12"/>
          </table:table-row>
          <table:table-row table:style-name="ro4" table:number-rows-repeated="3">
            <table:table-cell table:style-name="ce4"/>
            <table:table-cell table:style-name="ce9"/>
            <table:table-cell table:style-name="ce13" table:number-columns-repeated="15"/>
          </table:table-row>
        </table:table-row-group>
        <table:table-row table:style-name="ro4">
          <table:table-cell table:style-name="ce4"/>
          <table:table-cell table:style-name="ce9"/>
          <table:table-cell table:style-name="ce13" table:number-columns-repeated="15"/>
        </table:table-row>
        <table:table-row table:style-name="ro5">
          <table:table-cell table:style-name="ce17" office:value-type="string" calcext:value-type="string">
            <text:p>FUNCTIONS</text:p>
          </table:table-cell>
          <table:table-cell table:style-name="ce9"/>
          <table:table-cell table:style-name="ce13" table:number-columns-repeated="15"/>
        </table:table-row>
        <table:table-row-group>
          <table:table-row table:style-name="ro4">
            <table:table-cell table:style-name="ce4" office:value-type="string" calcext:value-type="string">
              <text:p>PATHS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INITIALIZE_DB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LISTGAMES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ROMS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IMAGES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MEDIA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IMAGESSCRAPED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LOADLISTGAMES_2_XML_DB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table:formula="of:=COM.MICROSOFT.CONCAT([.C$27:.C$40])&amp;&quot;X&quot;" office:value-type="string" office:string-value="10111000X" calcext:value-type="string">
              <text:p>10111000X</text:p>
            </table:table-cell>
            <table:table-cell table:style-name="ce13" table:number-columns-repeated="12"/>
          </table:table-row>
        </table:table-row-group>
        <table:table-row table:style-name="ro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5">
          <table:table-cell table:style-name="ce17" office:value-type="string" calcext:value-type="string">
            <text:p>CONSOLES</text:p>
          </table:table-cell>
          <table:table-cell table:style-name="ce9"/>
          <table:table-cell table:style-name="ce13" table:number-columns-repeated="15"/>
        </table:table-row>
        <table:table-row-group>
          <table:table-row table:style-name="ro4">
            <table:table-cell table:style-name="ce4" office:value-type="string" calcext:value-type="string">
              <text:p>arcade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6"/>
            <table:table-cell table:style-name="ce13">
              <draw:connector draw:z-index="8" draw:name="Connector-Standard 1" draw:style-name="gr1" draw:text-style-name="P1" svg:x1="-13.58mm" svg:y1="-72.49mm" svg:x2="27.24mm" svg:y2="-37.28mm" draw:start-shape="id5" draw:start-glue-point="2" draw:end-shape="id1" draw:end-glue-point="4" svg:d="M28219 16288v1762h4082v1759" svg:viewBox="0 0 4083 3522">
                <text:p/>
              </draw:connector>
            </table:table-cell>
            <table:table-cell table:style-name="ce13" table:number-columns-repeated="7"/>
          </table:table-row>
          <table:table-row table:style-name="ro4">
            <table:table-cell table:style-name="ce4" office:value-type="string" calcext:value-type="string">
              <text:p>atari2600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atari5200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atari7800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c64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dreamcast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gba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gc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</text:p>
            </table:table-cell>
            <table:table-cell table:style-name="ce9" office:value-type="float" office:value="9" calcext:value-type="float">
              <text:p>9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-advmame</text:p>
            </table:table-cell>
            <table:table-cell table:style-name="ce9" office:value-type="float" office:value="10" calcext:value-type="float">
              <text:p>10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-libretro</text:p>
            </table:table-cell>
            <table:table-cell table:style-name="ce9" office:value-type="float" office:value="11" calcext:value-type="float">
              <text:p>1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-mame4all</text:p>
            </table:table-cell>
            <table:table-cell table:style-name="ce9" office:value-type="float" office:value="12" calcext:value-type="float">
              <text:p>1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stersystems</text:p>
            </table:table-cell>
            <table:table-cell table:style-name="ce9" office:value-type="float" office:value="13" calcext:value-type="float">
              <text:p>1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egadrive</text:p>
            </table:table-cell>
            <table:table-cell table:style-name="ce9" office:value-type="float" office:value="14" calcext:value-type="float">
              <text:p>1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64</text:p>
            </table:table-cell>
            <table:table-cell table:style-name="ce9" office:value-type="float" office:value="15" calcext:value-type="float">
              <text:p>1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ds</text:p>
            </table:table-cell>
            <table:table-cell table:style-name="ce9" office:value-type="float" office:value="16" calcext:value-type="float">
              <text:p>1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eogeo</text:p>
            </table:table-cell>
            <table:table-cell table:style-name="ce9" office:value-type="float" office:value="17" calcext:value-type="float">
              <text:p>1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es</text:p>
            </table:table-cell>
            <table:table-cell table:style-name="ce9" office:value-type="float" office:value="18" calcext:value-type="float">
              <text:p>1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c</text:p>
            </table:table-cell>
            <table:table-cell table:style-name="ce9" office:value-type="float" office:value="19" calcext:value-type="float">
              <text:p>19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orts</text:p>
            </table:table-cell>
            <table:table-cell table:style-name="ce9" office:value-type="float" office:value="20" calcext:value-type="float">
              <text:p>20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sp</text:p>
            </table:table-cell>
            <table:table-cell table:style-name="ce9" office:value-type="float" office:value="21" calcext:value-type="float">
              <text:p>2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sx</text:p>
            </table:table-cell>
            <table:table-cell table:style-name="ce9" office:value-type="float" office:value="22" calcext:value-type="float">
              <text:p>2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saturn</text:p>
            </table:table-cell>
            <table:table-cell table:style-name="ce9" office:value-type="float" office:value="23" calcext:value-type="float">
              <text:p>2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sg-1000</text:p>
            </table:table-cell>
            <table:table-cell table:style-name="ce9" office:value-type="float" office:value="24" calcext:value-type="float">
              <text:p>2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snes</text:p>
            </table:table-cell>
            <table:table-cell table:style-name="ce9" office:value-type="float" office:value="25" calcext:value-type="float">
              <text:p>2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zxspectrum</text:p>
            </table:table-cell>
            <table:table-cell table:style-name="ce9" office:value-type="float" office:value="26" calcext:value-type="float">
              <text:p>2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table:formula="of:=COM.MICROSOFT.CONCAT([.C$42:.C$68])&amp;&quot;X&quot;" office:value-type="string" office:string-value="000000000000000000000000001X" calcext:value-type="string">
              <text:p>000000000000000000000000001X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TurboGrafX <text:s text:c="3"/>pcengine</text:p>
            </table:table-cell>
            <table:table-cell table:style-name="ce9" office:value-type="float" office:value="27" calcext:value-type="float">
              <text:p>27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</table:table-row-group>
        <table:table-row table:style-name="ro4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6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7">
          <table:table-cell table:style-name="ce4" table:number-columns-repeated="4"/>
          <table:table-cell table:style-name="ce13" table:number-columns-repeated="13"/>
        </table:table-row>
        <table:table-row table:style-name="ro8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4">
          <table:table-cell table:style-name="ce4" table:number-columns-repeated="4"/>
          <table:table-cell table:style-name="ce13" table:number-columns-repeated="13"/>
        </table:table-row>
        <table:table-row table:style-name="ro9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10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5">
          <table:table-cell table:style-name="ce4" table:number-columns-repeated="4"/>
          <table:table-cell table:style-name="ce13" table:number-columns-repeated="13"/>
        </table:table-row>
        <table:table-row table:style-name="ro11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12">
          <table:table-cell table:style-name="ce4" table:number-columns-repeated="4"/>
          <table:table-cell table:style-name="ce13" table:number-columns-repeated="13"/>
        </table:table-row>
        <table:table-row table:style-name="ro4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3">
          <table:table-cell table:number-columns-repeated="17"/>
        </table:table-row>
        <table:table-row table:style-name="ro4" table:number-rows-repeated="1048477">
          <table:table-cell table:number-columns-repeated="17"/>
        </table:table-row>
        <table:table-row table:style-name="ro4">
          <table:table-cell table:number-columns-repeated="17"/>
        </table:table-row>
      </table:table>
      <table:named-expressions>
        <table:named-range table:name="CMD_01" table:base-cell-address="$'ROMS-Cockpit'.$C$23" table:cell-range-address="$'ROMS-Cockpit'.$D$88:.$E$88"/>
        <table:named-range table:name="COMANDLINE01" table:base-cell-address="$'ROMS-Cockpit'.$C$23" table:cell-range-address="$'ROMS-Cockpit'.$E$39"/>
        <table:named-range table:name="COMANDLINE02" table:base-cell-address="$'ROMS-Cockpit'.$E$59" table:cell-range-address="$'ROMS-Cockpit'.$E$67"/>
        <table:named-range table:name="Python_05" table:base-cell-address="$'ROMS-Cockpit'.$P$52" table:cell-range-address="$'ROMS-Cockpit'.$P$81"/>
        <table:named-range table:name="RND_SCREANSHOTS" table:base-cell-address="$'ROMS-Cockpit'.$E$16" table:cell-range-address="$'ROMS-Cockpit'.$E$26"/>
        <table:named-range table:name="RNG_ROOT" table:base-cell-address="$'ROMS-Cockpit'.$C$12" table:cell-range-address="$'ROMS-Cockpit'.$E$23"/>
        <table:named-range table:name="RNG_ROOT_DB" table:base-cell-address="$'ROMS-Cockpit'.$E$14" table:cell-range-address="$'ROMS-Cockpit'.$E$24"/>
        <table:named-range table:name="RNG_ROOT_USB" table:base-cell-address="$'ROMS-Cockpit'.$E$15" table:cell-range-address="$'ROMS-Cockpit'.$E$25"/>
        <table:named-range table:name="RNG_ROOT_VAR" table:base-cell-address="$'ROMS-Cockpit'.$A$2" table:cell-range-address="$'ROMS-Cockpit'.$A$23"/>
        <table:named-expression table:name="RNG_TERMINAL" table:base-cell-address="$'ROMS-Cockpit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16:15:34.53989948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6.3$Linux_X86_64 LibreOffice_project/60$Build-3</meta:generator>
    <dc:date>2024-04-10T16:42:21.225530528</dc:date>
    <meta:editing-duration>P1DT6H59M56S</meta:editing-duration>
    <meta:editing-cycles>30</meta:editing-cycles>
    <meta:document-statistic meta:table-count="1" meta:cell-count="135" meta:object-count="1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